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fo:font-size="6pt" style:font-size-asian="6pt" style:font-size-complex="6pt"/>
    </style:style>
    <style:style style:name="P2" style:family="paragraph" style:parent-style-name="Preformatted_20_Text">
      <style:text-properties fo:font-size="6pt" officeooo:paragraph-rsid="00314875" style:font-size-asian="6pt" style:font-size-complex="6pt"/>
    </style:style>
    <style:style style:name="P3" style:family="paragraph" style:parent-style-name="Preformatted_20_Text">
      <style:text-properties fo:font-size="6pt" officeooo:paragraph-rsid="00320ef8" style:font-size-asian="6pt" style:font-size-complex="6pt"/>
    </style:style>
    <style:style style:name="P4" style:family="paragraph" style:parent-style-name="Text_20_body">
      <style:text-properties style:font-name="Liberation Serif" officeooo:rsid="00268e66" officeooo:paragraph-rsid="00268e66"/>
    </style:style>
    <style:style style:name="P5" style:family="paragraph" style:parent-style-name="Heading_20_2">
      <style:text-properties officeooo:paragraph-rsid="00255076"/>
    </style:style>
    <style:style style:name="P6" style:family="paragraph" style:parent-style-name="Heading_20_2">
      <style:text-properties officeooo:paragraph-rsid="00268e66"/>
    </style:style>
    <style:style style:name="P7" style:family="paragraph" style:parent-style-name="Preformatted_20_Text">
      <style:text-properties style:font-name="Liberation Serif"/>
    </style:style>
    <style:style style:name="P8" style:family="paragraph" style:parent-style-name="Preformatted_20_Text">
      <style:text-properties style:font-name="Liberation Serif" officeooo:paragraph-rsid="002df578"/>
    </style:style>
    <style:style style:name="P9" style:family="paragraph" style:parent-style-name="Preformatted_20_Text">
      <style:text-properties style:font-name="Liberation Serif" officeooo:rsid="00268e66" officeooo:paragraph-rsid="00287893"/>
    </style:style>
    <style:style style:name="P10" style:family="paragraph" style:parent-style-name="Preformatted_20_Text">
      <style:text-properties style:font-name="Liberation Serif" officeooo:rsid="00268e66" officeooo:paragraph-rsid="0027a8a8"/>
    </style:style>
    <style:style style:name="P11" style:family="paragraph" style:parent-style-name="Preformatted_20_Text" style:list-style-name="L2">
      <style:text-properties style:font-name="Liberation Serif" officeooo:rsid="00268e66" officeooo:paragraph-rsid="0027a8a8"/>
    </style:style>
    <style:style style:name="P12" style:family="paragraph" style:parent-style-name="Preformatted_20_Text" style:list-style-name="L1">
      <style:text-properties style:font-name="Liberation Serif" officeooo:paragraph-rsid="00287893"/>
    </style:style>
    <style:style style:name="P13" style:family="paragraph" style:parent-style-name="Preformatted_20_Text">
      <style:text-properties style:font-name="Liberation Serif" officeooo:rsid="00237a4e" officeooo:paragraph-rsid="00237a4e"/>
    </style:style>
    <style:style style:name="P14" style:family="paragraph" style:parent-style-name="Preformatted_20_Text">
      <style:text-properties style:font-name="Liberation Serif" officeooo:paragraph-rsid="002ed151"/>
    </style:style>
    <style:style style:name="P15" style:family="paragraph" style:parent-style-name="Preformatted_20_Text">
      <style:text-properties style:font-name="Liberation Serif" officeooo:paragraph-rsid="002798b9"/>
    </style:style>
    <style:style style:name="P16" style:family="paragraph" style:parent-style-name="Preformatted_20_Text">
      <style:text-properties style:font-name="Liberation Serif" officeooo:paragraph-rsid="003553f5"/>
    </style:style>
    <style:style style:name="P17" style:family="paragraph" style:parent-style-name="Preformatted_20_Text" style:list-style-name="L2">
      <style:text-properties style:font-name="Liberation Serif" officeooo:paragraph-rsid="0027a8a8"/>
    </style:style>
    <style:style style:name="P18" style:family="paragraph" style:parent-style-name="Preformatted_20_Text">
      <style:text-properties style:font-name="Liberation Serif" officeooo:paragraph-rsid="0019b446"/>
    </style:style>
    <style:style style:name="P19" style:family="paragraph" style:parent-style-name="Preformatted_20_Text">
      <style:text-properties style:font-name="Liberation Serif" officeooo:paragraph-rsid="003aec5d"/>
    </style:style>
    <style:style style:name="P20" style:family="paragraph" style:parent-style-name="Preformatted_20_Text">
      <style:text-properties style:font-name="Liberation Serif" officeooo:paragraph-rsid="0029dbb0"/>
    </style:style>
    <style:style style:name="P21" style:family="paragraph" style:parent-style-name="Preformatted_20_Text">
      <style:text-properties style:font-name="Liberation Serif" officeooo:rsid="00292d01" officeooo:paragraph-rsid="0029dbb0"/>
    </style:style>
    <style:style style:name="P22" style:family="paragraph" style:parent-style-name="Preformatted_20_Text">
      <style:text-properties style:font-name="Liberation Serif" officeooo:paragraph-rsid="002b3d62"/>
    </style:style>
    <style:style style:name="P23" style:family="paragraph" style:parent-style-name="Preformatted_20_Text">
      <style:text-properties style:font-name="Liberation Serif" officeooo:rsid="002b3d62" officeooo:paragraph-rsid="002b3d62"/>
    </style:style>
    <style:style style:name="P24" style:family="paragraph" style:parent-style-name="Preformatted_20_Text">
      <style:text-properties style:font-name="Liberation Serif" officeooo:rsid="002fca92" officeooo:paragraph-rsid="002fca92"/>
    </style:style>
    <style:style style:name="P25" style:family="paragraph" style:parent-style-name="Preformatted_20_Text">
      <style:text-properties style:font-name="Liberation Serif" officeooo:paragraph-rsid="0021bf07"/>
    </style:style>
    <style:style style:name="T1" style:family="text">
      <style:text-properties officeooo:rsid="0013604e"/>
    </style:style>
    <style:style style:name="T2" style:family="text">
      <style:text-properties officeooo:rsid="0013f489"/>
    </style:style>
    <style:style style:name="T3" style:family="text">
      <style:text-properties officeooo:rsid="0015cfd5"/>
    </style:style>
    <style:style style:name="T4" style:family="text">
      <style:text-properties officeooo:rsid="0019b446"/>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officeooo:rsid="001c1686"/>
    </style:style>
    <style:style style:name="T7" style:family="text">
      <style:text-properties officeooo:rsid="001d20b1"/>
    </style:style>
    <style:style style:name="T8" style:family="text">
      <style:text-properties officeooo:rsid="00204c43"/>
    </style:style>
    <style:style style:name="T9" style:family="text">
      <style:text-properties officeooo:rsid="0021bf07"/>
    </style:style>
    <style:style style:name="T10" style:family="text">
      <style:text-properties fo:font-weight="bold" style:font-weight-asian="bold" style:font-weight-complex="bold"/>
    </style:style>
    <style:style style:name="T11" style:family="text">
      <style:text-properties fo:font-weight="bold" officeooo:rsid="00361365" style:font-weight-asian="bold" style:font-weight-complex="bold"/>
    </style:style>
    <style:style style:name="T12" style:family="text">
      <style:text-properties fo:font-weight="bold" officeooo:rsid="003a35de" style:font-weight-asian="bold" style:font-weight-complex="bold"/>
    </style:style>
    <style:style style:name="T13" style:family="text">
      <style:text-properties fo:font-weight="bold" officeooo:rsid="0029dbb0" style:font-weight-asian="bold" style:font-weight-complex="bold"/>
    </style:style>
    <style:style style:name="T14" style:family="text">
      <style:text-properties fo:font-weight="bold" officeooo:rsid="0038b8a8" style:font-weight-asian="bold" style:font-weight-complex="bold"/>
    </style:style>
    <style:style style:name="T15" style:family="text">
      <style:text-properties officeooo:rsid="0024ec6f"/>
    </style:style>
    <style:style style:name="T16" style:family="text">
      <style:text-properties officeooo:rsid="00252ee2"/>
    </style:style>
    <style:style style:name="T17" style:family="text">
      <style:text-properties officeooo:rsid="00255076"/>
    </style:style>
    <style:style style:name="T18" style:family="text">
      <style:text-properties officeooo:rsid="00268e66"/>
    </style:style>
    <style:style style:name="T19" style:family="text">
      <style:text-properties officeooo:rsid="002714b8"/>
    </style:style>
    <style:style style:name="T20" style:family="text">
      <style:text-properties officeooo:rsid="002723d0"/>
    </style:style>
    <style:style style:name="T21" style:family="text">
      <style:text-properties officeooo:rsid="002798b9"/>
    </style:style>
    <style:style style:name="T22" style:family="text">
      <style:text-properties officeooo:rsid="0027a8a8"/>
    </style:style>
    <style:style style:name="T23" style:family="text">
      <style:text-properties officeooo:rsid="00287893"/>
    </style:style>
    <style:style style:name="T24" style:family="text">
      <style:text-properties officeooo:rsid="0028c679"/>
    </style:style>
    <style:style style:name="T25" style:family="text">
      <style:text-properties officeooo:rsid="0029dbb0"/>
    </style:style>
    <style:style style:name="T26" style:family="text">
      <style:text-properties officeooo:rsid="002b3d62"/>
    </style:style>
    <style:style style:name="T27" style:family="text">
      <style:text-properties officeooo:rsid="002c50ef"/>
    </style:style>
    <style:style style:name="T28" style:family="text">
      <style:text-properties officeooo:rsid="002df578"/>
    </style:style>
    <style:style style:name="T29" style:family="text">
      <style:text-properties officeooo:rsid="002ed151"/>
    </style:style>
    <style:style style:name="T30" style:family="text">
      <style:text-properties officeooo:rsid="002fbdc3"/>
    </style:style>
    <style:style style:name="T31" style:family="text">
      <style:text-properties officeooo:rsid="002fca92"/>
    </style:style>
    <style:style style:name="T32" style:family="text">
      <style:text-properties officeooo:rsid="00314875"/>
    </style:style>
    <style:style style:name="T33" style:family="text">
      <style:text-properties officeooo:rsid="003553f5"/>
    </style:style>
    <style:style style:name="T34" style:family="text">
      <style:text-properties officeooo:rsid="00361365"/>
    </style:style>
    <style:style style:name="T35" style:family="text">
      <style:text-properties officeooo:rsid="003728a7"/>
    </style:style>
    <style:style style:name="T36" style:family="text">
      <style:text-properties officeooo:rsid="0038894f"/>
    </style:style>
    <style:style style:name="T37" style:family="text">
      <style:text-properties officeooo:rsid="003a35de"/>
    </style:style>
    <style:style style:name="T38" style:family="text">
      <style:text-properties officeooo:rsid="003aec5d"/>
    </style:style>
    <style:style style:name="T39" style:family="text">
      <style:text-properties officeooo:rsid="0042f487"/>
    </style:style>
    <style:style style:name="T40" style:family="text">
      <style:text-properties officeooo:rsid="00401ab6"/>
    </style:style>
    <style:style style:name="T41" style:family="text">
      <style:text-properties officeooo:rsid="0038b8a8"/>
    </style:style>
    <style:style style:name="T42" style:family="text">
      <style:text-properties officeooo:rsid="003b5c83"/>
    </style:style>
    <style:style style:name="T43" style:family="text">
      <style:text-properties style:font-name="Liberation Serif"/>
    </style:style>
    <style:style style:name="T44" style:family="text">
      <style:text-properties style:font-name="Liberation Serif" officeooo:rsid="0013604e"/>
    </style:style>
    <style:style style:name="T45" style:family="text">
      <style:text-properties style:font-name="Liberation Serif" officeooo:rsid="0013f489"/>
    </style:style>
    <style:style style:name="T46" style:family="text">
      <style:text-properties style:font-name="Liberation Serif" officeooo:rsid="002c50e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h text:style-name="Heading_20_1" text:outline-level="1">Mbox Viewer Help</text:h>
      <text:p text:style-name="P7"/>
      <text:p text:style-name="P7">Please review <text:span text:style-name="T37">first </text:span>the User Guide provided with the package and/or right/left single and double click on any item within the Mbox Viewer window and try all presented options.</text:p>
      <text:p text:style-name="P7"/>
      <text:p text:style-name="P7">To get started, please install the mbox mail archive in the local folder, install and left double-click on the mboxview executable and then select File-&gt;Select Folder menu option to open that folder.</text:p>
      <text:p text:style-name="P7"/>
      <text:h text:style-name="Heading_20_1" text:outline-level="1">Mail Printing Overview</text:h>
      <text:p text:style-name="P7"/>
      <text:p text:style-name="P7">Mbox Viewer supports direct printing of all, single or multiple mails to CSV, Text, HTML, PDF files and to PDF printer.</text:p>
      <text:p text:style-name="P7"/>
      <text:p text:style-name="P7">Mails can also be printed to PDF from any Web Browser by opening mails printed to HTML files.</text:p>
      <text:p text:style-name="P7"/>
      <text:p text:style-name="P7">By default all, single or multiple mails are printed to single CSV, Text, HTML and PDF files without any additional configuration or manual steps.</text:p>
      <text:p text:style-name="P7"/>
      <text:p text:style-name="P7">However there is a limit how many mails can effectively be printed to a single file.</text:p>
      <text:p text:style-name="P7"/>
      <text:p text:style-name="P7">The next sections will cover these limitations and alternate solutions.</text:p>
      <text:p text:style-name="Preformatted_20_Text"/>
      <text:h text:style-name="Heading_20_2" text:outline-level="2">Mail Printing to CSV Spreasheet file</text:h>
      <text:p text:style-name="P7"/>
      <text:p text:style-name="P8">Mbox Viewer supports printing of all mails or selected group of mails to single CSV file <text:span text:style-name="T28">using </text:span><text:span text:style-name="T25">"Print Selected Mails To → </text:span><text:span text:style-name="T28">CSV</text:span><text:span text:style-name="T25">" option on the selected mails.</text:span></text:p>
      <text:p text:style-name="P7"/>
      <text:p text:style-name="P7">All mails can be printed to single CSV file but a particular Spreadsheet tool may limit the maximum supported size of the spreadsheet file. User can select and print groups of mails to separate CVS files as a work around.</text:p>
      <text:p text:style-name="P7"/>
      <text:h text:style-name="Heading_20_2" text:outline-level="2">Mail Printing to TEXT file</text:h>
      <text:p text:style-name="P7"/>
      <text:p text:style-name="P8">Mbox Viewer supports printing of all mail, single or selected group of mails to single Text file <text:span text:style-name="T28">using </text:span><text:span text:style-name="T25">"Print Selected Mails To → </text:span><text:span text:style-name="T28">Text</text:span><text:span text:style-name="T25">" option on the selected mails.</text:span></text:p>
      <text:p text:style-name="P7"/>
      <text:p text:style-name="P7">All mails can be printed to single TEXT file but a particular Text viewer tool may limit the maximum supported size of the text file. User can select and print groups of mails to separate Text files as a work around.</text:p>
      <text:p text:style-name="P7"/>
      <text:p text:style-name="P9">User <text:span text:style-name="T22">can apply</text:span> <text:span text:style-name="T22">following</text:span> option<text:span text:style-name="T22">s</text:span> to <text:span text:style-name="T22">printing </text:span><text:span text:style-name="T23">via "File -&gt; Print Config"</text:span><text:span text:style-name="T22">:</text:span></text:p>
      <text:p text:style-name="P9"/>
      <text:list xml:id="list1298569179" text:style-name="L1">
        <text:list-item>
          <text:p text:style-name="P12"><text:span text:style-name="T22">I</text:span><text:span text:style-name="T18">nsert Page Break after each mail or after mail conversation thread.</text:span></text:p>
        </text:list-item>
      </text:list>
      <text:p text:style-name="P7"/>
      <text:p text:style-name="P13"><text:span text:style-name="T10">Note</text:span> that the raw mail message typically contains the user message in both the plain <text:span text:style-name="T16">text</text:span> and HTML text formats. If the plain text is present, it will be used otherwise text will be extracted from the HTML text. User mail client application is responsible to assure that both text parts, <text:span text:style-name="T15">if present,</text:span> are semantically equivalent.</text:p>
      <text:p text:style-name="P7"/>
      <text:h text:style-name="Heading_20_2" text:outline-level="2">Mail Printing to HTML file</text:h>
      <text:p text:style-name="Preformatted_20_Text"/>
      <text:p text:style-name="P8"><text:soft-page-break/>Mbox Viewer supports printing of all mails, single or selected group of mails to single HTML file or to separate per mail HTML file <text:span text:style-name="T28">using </text:span><text:span text:style-name="T25">"Print Selected Mails To → </text:span><text:span text:style-name="T28">HTML</text:span><text:span text:style-name="T25">" option on the selected mails.</text:span></text:p>
      <text:p text:style-name="P7"/>
      <text:p text:style-name="P7">All archive mails can be printed to single HTML file but HTML viewer tools/Web Browsers may not be able to process <text:span text:style-name="T33">generated </text:span>large HTML files, become very slow or completely overloaded. User can select and print groups of mails to separate HTML files as a work around.</text:p>
      <text:p text:style-name="P7"/>
      <text:p text:style-name="P7">There is no hard rule how many mails can be printed to a single HTML file and viewed by a Web Browser. It depends on the size and content (such as heavy graphics <text:span text:style-name="T29">and number of hyperlinks</text:span>) of mails. It should be doable to print up to a couple of <text:span text:style-name="T29">hundreds</text:span> small to medium size text mails to a single HTML file.</text:p>
      <text:p text:style-name="P7"/>
      <text:p text:style-name="P7">Mails can be printed to a separate per mail HTML file for further processing as described in Mail Printing to PDF section.</text:p>
      <text:p text:style-name="Preformatted_20_Text"/>
      <text:h text:style-name="Heading_20_2" text:outline-level="2">Mail Printing to <text:span text:style-name="T4">P</text:span>rinter</text:h>
      <text:p text:style-name="P7"/>
      <text:p text:style-name="P14">Mbox Viewer supports printing of all mails, single or selected group of mails to <text:span text:style-name="T4">P</text:span>rinter <text:span text:style-name="T4">and to PDF Printer </text:span><text:span text:style-name="T29">in particular </text:span><text:span text:style-name="T28">using </text:span><text:span text:style-name="T25">"Print Selected Mails To--&gt; </text:span><text:span text:style-name="T29">Printer</text:span><text:span text:style-name="T25">" option on the selected mails.</text:span></text:p>
      <text:p text:style-name="P7"/>
      <text:p text:style-name="P7">Printing to PDF printer relies on Microsoft HTML Document object to print its content.</text:p>
      <text:p text:style-name="P7"/>
      <text:p text:style-name="P7">First, Mbox Viewer will print mails to a single HTML file, then it will load the file into HTML Document object and request the document object to print its content.</text:p>
      <text:p text:style-name="P7"/>
      <text:p text:style-name="P7">The limitations as far as the maximum number of mails that can be printed are described in the "Printing Mails to HTML file" section above.</text:p>
      <text:p text:style-name="P7"/>
      <text:p text:style-name="P15">The "File -&gt; Print Config -&gt; Page Setup" dialog option allows users to control <text:span text:style-name="T5">the page title, header, footer and background color</text:span>. <text:span text:style-name="T21">User can also enable "File -&gt; Print Config -&gt; Print Preview" option to open Page Setup before each </text:span><text:span text:style-name="T23">mail </text:span><text:span text:style-name="T21">print. </text:span></text:p>
      <text:p text:style-name="P7"/>
      <text:p text:style-name="P7">By default user is prompted to select PDF printer for printing mails <text:span text:style-name="T34">to PDF file</text:span>.</text:p>
      <text:p text:style-name="P7"/>
      <text:p text:style-name="P7">If the PDF printer is configured as the default printer, user can set "File -&gt; Print Config -&gt; Do Not Prompt" dialog option to skip the printer prompt.</text:p>
      <text:p text:style-name="Preformatted_20_Text"/>
      <text:h text:style-name="Heading_20_2" text:outline-level="2">Mail Printing to PDF files</text:h>
      <text:p text:style-name="P7"/>
      <text:p text:style-name="P16">Mbox Viewer supports multiple ways to print all, single or multiple mails to PDF files <text:span text:style-name="T28">using </text:span><text:span text:style-name="T25">"Print Selected Mails To--&gt;</text:span><text:span text:style-name="T33">PDF</text:span><text:span text:style-name="T25">" option on the selected mails.</text:span></text:p>
      <text:p text:style-name="P7"/>
      <text:p text:style-name="P7">By <text:span text:style-name="T11">D</text:span><text:span text:style-name="T10">efault</text:span> all, single or selected mails are printed to a single HTML file and then converted to PDF format.</text:p>
      <text:p text:style-name="P7"/>
      <text:p text:style-name="P7">The <text:span text:style-name="T12">D</text:span><text:span text:style-name="T10">efault</text:span> method limits the number of mails that can be effectively printed to single HTML file as noted in previous sections.</text:p>
      <text:p text:style-name="P7"/>
      <text:p text:style-name="P7">More scalable method is described in "Mail Printing to PDF files by Power Users" section.</text:p>
      <text:p text:style-name="Preformatted_20_Text"/>
      <text:h text:style-name="P5" text:outline-level="2">Mail Printing to PDF files <text:span text:style-name="T18">by leveraging</text:span><text:span text:style-name="T17"> Chrome or Edge browser</text:span></text:h>
      <text:p text:style-name="Preformatted_20_Text"/>
      <text:p text:style-name="P7">Mbox Viewer supports an option to print mails directly to PDF file without any user interaction.</text:p>
      <text:p text:style-name="P7"/>
      <text:p text:style-name="P7">Direct printing to PDF file invokes external application to convert HTML files to PDF.</text:p>
      <text:p text:style-name="P7"><text:soft-page-break/></text:p>
      <text:p text:style-name="P10">User <text:span text:style-name="T22">can apply</text:span> <text:span text:style-name="T22">following</text:span> option<text:span text:style-name="T22">s</text:span> to <text:span text:style-name="T22">printing:</text:span></text:p>
      <text:p text:style-name="P10"/>
      <text:list text:style-name="L2">
        <text:list-item>
          <text:p text:style-name="P17"><text:span text:style-name="T22">I</text:span><text:span text:style-name="T18">nsert Page Break after each mail or after mail conversation thread.</text:span></text:p>
        </text:list-item>
        <text:list-item>
          <text:p text:style-name="P11"><text:span text:style-name="T22">E</text:span><text:span text:style-name="T19">nable printing the default </text:span><text:span text:style-name="T22">(hard coded by browser) </text:span><text:span text:style-name="T19">header and footer. However, the default header and footer may not meet user requirements.</text:span></text:p>
        </text:list-item>
        <text:list-item>
          <text:p text:style-name="P11"><text:span text:style-name="T22">Enable/disable</text:span> mail header background color.</text:p>
        </text:list-item>
      </text:list>
      <text:p text:style-name="P7"/>
      <text:p text:style-name="P18">By default the standard <text:span text:style-name="T4">Microsoft Edge</text:span> browser in so called headless mode is invoked to perform conversion. <text:span text:style-name="T4">User can configure Google Chrome browser instead of Microsoft Edge. Both browsers have the same capabilities.</text:span></text:p>
      <text:p text:style-name="P7"/>
      <text:h text:style-name="P6" text:outline-level="2">Mail Printing to PDF files <text:span text:style-name="T18">from</text:span><text:span text:style-name="T17"> Chrome or Edge browser</text:span></text:h>
      <text:p text:style-name="P4">User has an option to print one or more mails to HTML file, open the <text:span text:style-name="T19">generated </text:span>file in a browser and print to PDF file <text:span text:style-name="T20">from the browser</text:span>. The approach enables users to apply more <text:span text:style-name="T19">settings for printing such as “print as black and white”.</text:span></text:p>
      <text:h text:style-name="Heading_20_2" text:outline-level="2">Mail Printing to PDF files <text:span text:style-name="T3">using wkhtmltopdf</text:span></text:h>
      <text:p text:style-name="P7"/>
      <text:p text:style-name="P7"><text:span text:style-name="T6">O</text:span>ption <text:span text:style-name="T6">is</text:span> provided to leverage free wkhtmltopdf application to covert HTML to PDF.</text:p>
      <text:p text:style-name="P7"/>
      <text:p text:style-name="P7">Option to leverage the wkhtmltopdf <text:span text:style-name="T6">is</text:span> provided since the standard Chrome <text:span text:style-name="T6">and Edge </text:span>browser<text:span text:style-name="T6">s</text:span> in the headless mode don't support options to control the page title, header and footer and the background color.</text:p>
      <text:p text:style-name="P7"/>
      <text:p text:style-name="P7">User can set "File -&gt; Print Config -&gt; Path To User Defined Script" to invoke HTML2PDF-single-wkhtmltopdf.cmd script included in the release package.</text:p>
      <text:p text:style-name="P7"/>
      <text:p text:style-name="P7">HTML2PDF-single-wkhtmltopdf.cmd script creates PDF files with the right footer "Page Number of Total Pages" and no page Title and Header.</text:p>
      <text:p text:style-name="P7"/>
      <text:p text:style-name="Preformatted_20_Text"><text:span text:style-name="T43">The wkhtmltopdf can be downloaded from </text:span><text:a xlink:type="simple" xlink:href="https://wkhtmltopdf.org/downloads.html" text:style-name="Internet_20_link" text:visited-style-name="Visited_20_Internet_20_Link"><text:span text:style-name="T44">wkhtmltopdf.org downloads</text:span></text:a><text:span text:style-name="T43">. <text:s text:c="2"/></text:span></text:p>
      <text:p text:style-name="P7"/>
      <text:p text:style-name="Preformatted_20_Text"><text:span text:style-name="T43">The wkhtmltopdf command line options are documented in </text:span><text:a xlink:type="simple" xlink:href="https://wkhtmltopdf.org/usage/wkhtmltopdf.txt" text:style-name="Internet_20_link" text:visited-style-name="Visited_20_Internet_20_Link"><text:span text:style-name="T45">wkhtmltopdf.org usage</text:span></text:a><text:span text:style-name="T43">.</text:span></text:p>
      <text:p text:style-name="P7"/>
      <text:p text:style-name="P7">User can replicate HTML2PDF-single-wkhtmltopdf.cmd to new file and customize to leverage different <text:span text:style-name="T7">HTML to PDF </text:span>converter possibly commercial.</text:p>
      <text:p text:style-name="P7"/>
      <text:p text:style-name="P7">User will need to update "Path To User Defined Script" in "File -&gt; Print Config" dialog to point to new script path.</text:p>
      <text:p text:style-name="P7"/>
      <text:p text:style-name="P9">User <text:span text:style-name="T22">can apply</text:span> <text:span text:style-name="T22">following</text:span> option<text:span text:style-name="T22">s</text:span> to <text:span text:style-name="T22">printing </text:span><text:span text:style-name="T23">via "File -&gt; Print Config"</text:span><text:span text:style-name="T22">:</text:span></text:p>
      <text:p text:style-name="P9"/>
      <text:list text:continue-list="list1298569179" text:style-name="L1">
        <text:list-item text:start-value="1">
          <text:p text:style-name="P12"><text:span text:style-name="T22">I</text:span><text:span text:style-name="T18">nsert Page Break after each mail or after mail conversation thread.</text:span></text:p>
        </text:list-item>
        <text:list-item>
          <text:p text:style-name="P12"><text:span text:style-name="T22">Enable/disable</text:span><text:span text:style-name="T18"> mail header background color.</text:span></text:p>
        </text:list-item>
      </text:list>
      <text:p text:style-name="P7"/>
      <text:h text:style-name="Heading_20_2" text:outline-level="2">Mail Printing to PDF files <text:span text:style-name="T38">using Merge option</text:span></text:h>
      <text:p text:style-name="P19">MBox Viewer concatenates <text:span text:style-name="T39">headers and </text:span>content of all mails <text:span text:style-name="T40">into a single HTML file </text:span>and <text:span text:style-name="T39">requests</text:span> Edge or Chrome Web Browser to convert HTML <text:span text:style-name="T40">file</text:span> into PDF. MBox Viewer's default solution is non-standard and <text:span text:style-name="T41">in </text:span><text:span text:style-name="T14">rare cases</text:span><text:span text:style-name="T41"> </text:span>can affect font sizes <text:span text:style-name="T42">and possibly other formatting </text:span>in all mails. <text:span text:style-name="T40">If the generated PDF file didn’t meet expectation, please consider running “Merge” option.</text:span></text:p>
      <text:p text:style-name="P19"/>
      <text:p text:style-name="P20"><text:span text:style-name="T25">U</text:span>sers may print <text:span text:style-name="T38">selected</text:span> mails to a single PDF file <text:span text:style-name="T25">by selecting "Print Selected Mails To → PDF -&gt; </text:span><text:span text:style-name="T13">Merge</text:span><text:span text:style-name="T25">" option on the selected mails.</text:span></text:p>
      <text:p text:style-name="P21"/>
      <text:p text:style-name="P20"><text:soft-page-break/><text:span text:style-name="T25">MBox Viewer will print selected mails to separate PDF files and leverage </text:span>free PDFBox java tool to merge <text:span text:style-name="T25">all </text:span>PDF files <text:span text:style-name="T25">into a single PDF file</text:span>.</text:p>
      <text:p text:style-name="P7"/>
      <text:p text:style-name="P22"><text:span text:style-name="T26">MBox Viewer will create HTML_GROUP sub-folder to process Merge request. For example: </text:span>F:\DataFolder2\MBoxViewer\F\MBOX\apache-mbox\PrintCache\<text:span text:style-name="T10">PDF_GROUP</text:span></text:p>
      <text:p text:style-name="P7"/>
      <text:p text:style-name="P23">MBox Viewer will generate all PDF files in that directory, create several help files, scripts and log files.</text:p>
      <text:p text:style-name="P7"/>
      <text:p text:style-name="P7">Printing large number of mails to separate PDF files is time consuming. Depending on the size and content <text:span text:style-name="T26">(primarily hyperlinks)</text:span> of a mail, it may take fraction of a second to create single PDF file or a tens of seconds.</text:p>
      <text:p text:style-name="P7"/>
      <text:p text:style-name="P7"><text:span text:style-name="T26">Created</text:span> script invoke free PDFBox java tool to merge PDF files.</text:p>
      <text:p text:style-name="P7"/>
      <text:p text:style-name="Preformatted_20_Text"><text:span text:style-name="T43">Free PDFBox java tool can be downloaded from </text:span><text:a xlink:type="simple" xlink:href="https://pdfbox.apache.org/" text:style-name="Internet_20_link" text:visited-style-name="Visited_20_Internet_20_Link"><text:span text:style-name="T45">pdfbox.apache.org</text:span></text:a><text:span text:style-name="T43">. </text:span><text:span text:style-name="T46">The PDFBox command line java tool, such as pdfbox-app-3.0.0-alpha3.jar, must be placed in the same directory as MBox Viewer binary file.</text:span></text:p>
      <text:p text:style-name="P7"/>
      <text:p text:style-name="Preformatted_20_Text"><text:span text:style-name="T43">PDFBox command line tools usage example </text:span><text:a xlink:type="simple" xlink:href="https://pdfbox.apache.org/2.0/commandline.html" text:style-name="Internet_20_link" text:visited-style-name="Visited_20_Internet_20_Link"><text:span text:style-name="T45">pdfbox.apache.org commandline tools</text:span></text:a><text:span text:style-name="T43">.</text:span></text:p>
      <text:p text:style-name="P7"/>
      <text:p text:style-name="Preformatted_20_Text"><text:span text:style-name="T43">Java 8 can be downloaded from jdk8-downloads </text:span><text:a xlink:type="simple" xlink:href="https://www.oracle.com/technetwork/java/javase/downloads/jdk8-downloads-2133151.html" text:style-name="Internet_20_link" text:visited-style-name="Visited_20_Internet_20_Link"><text:span text:style-name="T45">jdk8-downloads</text:span></text:a><text:span text:style-name="T43">.</text:span></text:p>
      <text:p text:style-name="P7"/>
      <text:h text:style-name="Heading_20_1" text:outline-level="1">Advanced Find Overview</text:h>
      <text:p text:style-name="P7"/>
      <text:p text:style-name="P7">Advanced Find dialog allows users to use multiple fields to compose more</text:p>
      <text:p text:style-name="P7">complex search criteria.</text:p>
      <text:p text:style-name="P7"/>
      <text:p text:style-name="P7">The search logic is hard-coded for the most common case and is as follow:</text:p>
      <text:p text:style-name="P7"/>
      <text:p text:style-name="P7">(unidirectional or bidirectional From and To) and Subject and CC and BCC and (Message or Attachments)</text:p>
      <text:p text:style-name="P7"/>
      <text:p text:style-name="P7">The search criteria is basically ANDing all checked fields or pairs of fields such as (From and To) and (Message and Attachment). <text:span text:style-name="T24">Not checked fields are ignored.</text:span></text:p>
      <text:p text:style-name="P7"/>
      <text:p text:style-name="P7">Find Advanced dialog allows users to specify relation between From and To as bidirectional or unidirectional and the result is ANDed with other</text:p>
      <text:p text:style-name="P7">checked fields.</text:p>
      <text:p text:style-name="P7"/>
      <text:p text:style-name="P7">The Message and Attachment are handled as OR expression and the result is ANDed with other checked fields.</text:p>
      <text:p text:style-name="P7"/>
      <text:p text:style-name="P7">More complex search criteria can be accomplished by leveraging User Selected Mails list. User can run Advanced Find multiple times and merge results into User Selected Mails list.</text:p>
      <text:p text:style-name="Preformatted_20_Text"/>
      <text:h text:style-name="Heading_20_1" text:outline-level="1"><text:span text:style-name="T35">Data </text:span>Directory Structure</text:h>
      <text:p text:style-name="P7"/>
      <text:p text:style-name="P7">MBox Viewer creates data directory <text:span text:style-name="T31">configured by a user </text:span>and uses <text:span text:style-name="T30">it </text:span>as target directory for files and sub-folders created by Mbox Viewer such as "Print..." <text:span text:style-name="T8">or E</text:span>xport <text:span text:style-name="T8">A</text:span>ll <text:span text:style-name="T8">M</text:span>ails as eml files, etc</text:p>
      <text:p text:style-name="P7"/>
      <text:p text:style-name="P7"><text:span text:style-name="T30">User configures</text:span> the data <text:span text:style-name="T31">directory</text:span> <text:span text:style-name="T30">by</text:span> running "File--&gt;Data Folder Config" dialog.</text:p>
      <text:p text:style-name="P7"/>
      <text:p text:style-name="P7"><text:span text:style-name="T30">MBox Viewer creates </text:span><text:span text:style-name="T32">folder directory and sub-directory</text:span> <text:span text:style-name="T30">per each mail archive file as follow</text:span>:</text:p>
      <text:p text:style-name="P7"/>
      <text:p text:style-name="P7">Assuming MboxFilePath = F:\Account\Inbox.mbox</text:p>
      <text:p text:style-name="P7"/>
      <text:p text:style-name="P7">DIRECTORY <text:span text:style-name="T31">will be created as follow:</text:span></text:p>
      <text:p text:style-name="P7"/>
      <text:p text:style-name="P7"><text:soft-page-break/>DIRECTORY=UserSelectedDataFolder\<text:span text:style-name="T30">MBoxViewer\</text:span>F\Account\Inbox-mbox</text:p>
      <text:p text:style-name="P7"/>
      <text:p text:style-name="P7"><text:span text:style-name="T31">The </text:span>“.mbox” extension, if present, will be mapped to "-mbox"</text:p>
      <text:p text:style-name="P7"/>
      <text:p text:style-name="P24">MBox Viewer will create the following directories when needed:</text:p>
      <text:p text:style-name="Preformatted_20_Text"/>
      <text:p text:style-name="P1">DIRECTORY <text:s text:c="20"/>- target directory for mbox mail index files, help Html files and various sub-directories</text:p>
      <text:p text:style-name="P2">DIRECTORY\Inbox.mbox</text:p>
      <text:p text:style-name="P2">DIRECTORY\Inbox.mbox.mboxview</text:p>
      <text:p text:style-name="P2">DIRECTORY\Inbox-mbox<text:span text:style-name="T32">\</text:span>ImageCache <text:s text:c="8"/>- target directory for image files, such as png,jpg,etc, embedded into mails</text:p>
      <text:p text:style-name="P2">DIRECTORY\Inbox-mbox<text:span text:style-name="T32">\</text:span>AttachmentCache <text:s text:c="3"/>- target directory for attachment files</text:p>
      <text:p text:style-name="P2">DIRECTORY\Inbox-mbox<text:span text:style-name="T32">\</text:span>EmlCache <text:s text:c="10"/>- target directory for Eml files</text:p>
      <text:p text:style-name="P2">DIRECTORY\Inbox-mbox<text:span text:style-name="T32">\</text:span>ArchiveCache <text:s text:c="6"/>- target directory for saving Found Mails and User Selected Mails to mbox and mboxlist files</text:p>
      <text:p text:style-name="P2">DIRECTORY\Inbox-mbox<text:span text:style-name="T32">\</text:span>PrintCache <text:s text:c="8"/>- target directory for printing to single CSV,TEXT,HTML and PDF files</text:p>
      <text:p text:style-name="P2">DIRECTORY\Inbox-mbox<text:span text:style-name="T32">\</text:span>PrintCache\PDF_GROUP <text:s text:c="11"/>- target directory for printing to separate PDF files</text:p>
      <text:p text:style-name="P2">DIRECTORY\Inbox-mbox<text:span text:style-name="T32">\</text:span>PrintCache\PDF_GROUP\PDF_MERGE <text:s/>– target directory for merged PDF files</text:p>
      <text:p text:style-name="P2">DIRECTORY\Inbox-mbox<text:span text:style-name="T32">\</text:span>PrintCache\PDF_GROUP\PDF_MERGE\PDF_MERGE <text:s text:c="2"/>- target directory for merged PDF files if multiple merge steps are needed</text:p>
      <text:p text:style-name="P2">DIRECTORY\Inbox-mbox<text:span text:style-name="T32">\</text:span>PrintCache\HTML_GROUP <text:s text:c="21"/>- target directory for printing to separate HTML files</text:p>
      <text:p text:style-name="P3">DIRECTORY\Inbox-mbox<text:span text:style-name="T32">\</text:span>PrintCache\HTML_GROUP\PDF_MERGE <text:s text:c="11"/>– target directory for merged PDF files</text:p>
      <text:p text:style-name="P3">DIRECTORY\Inbox-mbox<text:span text:style-name="T32">\</text:span>PrintCache\HTML_GROUP\PDF_MERGE\PDF_MERGE <text:s/>- target directory for merged PDF files if multiple merge steps are needed</text:p>
      <text:p text:style-name="P1">DIRECTORY\PrintCache\MailArchiveFile2</text:p>
      <text:p text:style-name="P1">DIRECTORY\LabelCache - target directory for Label files and sub-folders</text:p>
      <text:p text:style-name="P1">DIRECTORY\MergeCache - target directory for intermediate file created when “File--&gt;Select root folder for merging” is selected</text:p>
      <text:p text:style-name="Preformatted_20_Text"/>
      <text:p text:style-name="Preformatted_20_Text"/>
      <text:p text:style-name="P7">Mbox Viewer also creates and manages temporary directory</text:p>
      <text:p text:style-name="P7"/>
      <text:p text:style-name="P25">C:\Users\UserName\AppData\Local\Temp\<text:span text:style-name="T36">MboxViewer</text:span></text:p>
      <text:p text:style-name="P25"/>
      <text:p text:style-name="P25">to store temporary files (attachments, eml and htm) created when a single mail is selected by the user.</text:p>
      <text:p text:style-name="P25"/>
      <text:p text:style-name="P7">Mbox Viewer create<text:span text:style-name="T9">d</text:span> help files such as MailListsInfo.htm and MboxviewerHelp.htm are stored in the temporary directory</text:p>
      <text:p text:style-name="P7"/>
      <text:p text:style-name="P7">C:\Users\UserName\AppData\Local\Temp\mboxview\MboxHelp.</text:p>
      <text:p text:style-name="Preformatted_20_Tex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5.2$Windows_X86_64 LibreOffice_project/ca8fe7424262805f223b9a2334bc7181abbcbf5e</meta:generator>
    <dc:date>2023-08-20T16:30:01.264000000</dc:date>
    <dc:creator>Zbigniew Minciel</dc:creator>
    <meta:editing-duration>PT1H54M49S</meta:editing-duration>
    <meta:editing-cycles>27</meta:editing-cycles>
    <meta:document-statistic meta:table-count="0" meta:image-count="0" meta:object-count="0" meta:page-count="5" meta:paragraph-count="110" meta:word-count="1903" meta:character-count="12126" meta:non-whitespace-character-count="10248"/>
  </office:meta>
</office:document-meta>
</file>